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739in"/>
    </style:style>
    <style:style style:name="co4" style:family="table-column">
      <style:table-column-properties fo:break-before="auto" style:column-width="1.279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9016in"/>
    </style:style>
    <style:style style:name="co7" style:family="table-column">
      <style:table-column-properties fo:break-before="auto" style:column-width="1.7835in"/>
    </style:style>
    <style:style style:name="co8" style:family="table-column">
      <style:table-column-properties fo:break-before="auto" style:column-width="1.3756in"/>
    </style:style>
    <style:style style:name="co9" style:family="table-column">
      <style:table-column-properties fo:break-before="auto" style:column-width="1.2575in"/>
    </style:style>
    <style:style style:name="co10" style:family="table-column">
      <style:table-column-properties fo:break-before="auto" style:column-width="1.2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3" style:family="table-cell" style:parent-style-name="Default" style:data-style-name="N4"/>
    <style:style style:name="ce2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8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2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1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32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33" style:family="table-cell" style:parent-style-name="Pivot_20_Table_20_Value" style:data-style-name="N4">
      <style:table-cell-properties fo:border-bottom="2.01pt solid #000000" fo:border-left="0.99pt solid #000000" fo:border-right="none" fo:border-top="none"/>
    </style:style>
    <style:style style:name="ce3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6" style:family="table-cell" style:parent-style-name="Pivot_20_Table_20_Value" style:data-style-name="N4">
      <style:table-cell-properties fo:border-bottom="none" fo:border-left="none" fo:border-right="none" fo:border-top="0.99pt solid #000000"/>
    </style:style>
    <style:style style:name="ce37" style:family="table-cell" style:parent-style-name="Pivot_20_Table_20_Value" style:data-style-name="N4"/>
    <style:style style:name="ce38" style:family="table-cell" style:parent-style-name="Pivot_20_Table_20_Value" style:data-style-name="N4">
      <style:table-cell-properties fo:border-bottom="2.01pt solid #000000" fo:border-left="none" fo:border-right="none" fo:border-top="none"/>
    </style:style>
    <style:style style:name="ce3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1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42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43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3"/>
        <table:table-column table:style-name="co4" table:default-cell-style-name="ce2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# of connection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Throughput (MB/s)</text:p>
          </table:table-cell>
        </table:table-row>
        <table:table-row table:style-name="ro1">
          <table:table-cell office:value-type="string" calcext:value-type="string">
            <text:p>Sun Apr 17 14:45:11 2022</text:p>
          </table:table-cell>
          <table:table-cell office:value-type="float" office:value="64" calcext:value-type="float">
            <text:p>64</text:p>
          </table:table-cell>
          <table:table-cell office:value-type="float" office:value="44.8542" calcext:value-type="float">
            <text:p>44.85</text:p>
          </table:table-cell>
          <table:table-cell table:formula="of:=4*1024/[.C2]" office:value-type="float" office:value="91.3180928430337" calcext:value-type="float">
            <text:p>91.32</text:p>
          </table:table-cell>
        </table:table-row>
        <table:table-row table:style-name="ro1">
          <table:table-cell office:value-type="string" calcext:value-type="string">
            <text:p>Sun Apr 17 14:45:59 2022</text:p>
          </table:table-cell>
          <table:table-cell office:value-type="float" office:value="4" calcext:value-type="float">
            <text:p>4</text:p>
          </table:table-cell>
          <table:table-cell office:value-type="float" office:value="327.976" calcext:value-type="float">
            <text:p>327.98</text:p>
          </table:table-cell>
          <table:table-cell table:formula="of:=4*1024/[.C3]" office:value-type="float" office:value="12.4887186867332" calcext:value-type="float">
            <text:p>12.49</text:p>
          </table:table-cell>
        </table:table-row>
        <table:table-row table:style-name="ro1">
          <table:table-cell office:value-type="string" calcext:value-type="string">
            <text:p>Sun Apr 17 14:51:32 2022</text:p>
          </table:table-cell>
          <table:table-cell office:value-type="float" office:value="64" calcext:value-type="float">
            <text:p>64</text:p>
          </table:table-cell>
          <table:table-cell office:value-type="float" office:value="43.7155" calcext:value-type="float">
            <text:p>43.72</text:p>
          </table:table-cell>
          <table:table-cell table:formula="of:=4*1024/[.C4]" office:value-type="float" office:value="93.6967437179033" calcext:value-type="float">
            <text:p>93.70</text:p>
          </table:table-cell>
        </table:table-row>
        <table:table-row table:style-name="ro1">
          <table:table-cell office:value-type="string" calcext:value-type="string">
            <text:p>Sun Apr 17 14:52:21 2022</text:p>
          </table:table-cell>
          <table:table-cell office:value-type="float" office:value="16" calcext:value-type="float">
            <text:p>16</text:p>
          </table:table-cell>
          <table:table-cell office:value-type="float" office:value="100.283" calcext:value-type="float">
            <text:p>100.28</text:p>
          </table:table-cell>
          <table:table-cell table:formula="of:=4*1024/[.C5]" office:value-type="float" office:value="40.8444103187978" calcext:value-type="float">
            <text:p>40.84</text:p>
          </table:table-cell>
        </table:table-row>
        <table:table-row table:style-name="ro1">
          <table:table-cell office:value-type="string" calcext:value-type="string">
            <text:p>Sun Apr 17 14:54:09 2022</text:p>
          </table:table-cell>
          <table:table-cell office:value-type="float" office:value="4" calcext:value-type="float">
            <text:p>4</text:p>
          </table:table-cell>
          <table:table-cell office:value-type="float" office:value="302.478" calcext:value-type="float">
            <text:p>302.48</text:p>
          </table:table-cell>
          <table:table-cell table:formula="of:=4*1024/[.C6]" office:value-type="float" office:value="13.5414807027288" calcext:value-type="float">
            <text:p>13.54</text:p>
          </table:table-cell>
        </table:table-row>
        <table:table-row table:style-name="ro1">
          <table:table-cell office:value-type="string" calcext:value-type="string">
            <text:p>Sun Apr 17 14:59:27 2022</text:p>
          </table:table-cell>
          <table:table-cell office:value-type="float" office:value="16" calcext:value-type="float">
            <text:p>16</text:p>
          </table:table-cell>
          <table:table-cell office:value-type="float" office:value="99.0584" calcext:value-type="float">
            <text:p>99.06</text:p>
          </table:table-cell>
          <table:table-cell table:formula="of:=4*1024/[.C7]" office:value-type="float" office:value="41.3493454366313" calcext:value-type="float">
            <text:p>41.35</text:p>
          </table:table-cell>
        </table:table-row>
        <table:table-row table:style-name="ro1">
          <table:table-cell office:value-type="string" calcext:value-type="string">
            <text:p>Sun Apr 17 15:01:15 2022</text:p>
          </table:table-cell>
          <table:table-cell office:value-type="float" office:value="256" calcext:value-type="float">
            <text:p>256</text:p>
          </table:table-cell>
          <table:table-cell office:value-type="float" office:value="40.2943" calcext:value-type="float">
            <text:p>40.29</text:p>
          </table:table-cell>
          <table:table-cell table:formula="of:=4*1024/[.C8]" office:value-type="float" office:value="101.652094713148" calcext:value-type="float">
            <text:p>101.65</text:p>
          </table:table-cell>
        </table:table-row>
        <table:table-row table:style-name="ro1">
          <table:table-cell office:value-type="string" calcext:value-type="string">
            <text:p>Sun Apr 17 15:02:03 2022</text:p>
          </table:table-cell>
          <table:table-cell office:value-type="float" office:value="1" calcext:value-type="float">
            <text:p>1</text:p>
          </table:table-cell>
          <table:table-cell office:value-type="float" office:value="1113.15" calcext:value-type="float">
            <text:p>1,113.15</text:p>
          </table:table-cell>
          <table:table-cell table:formula="of:=4*1024/[.C9]" office:value-type="float" office:value="3.67964784620222" calcext:value-type="float">
            <text:p>3.68</text:p>
          </table:table-cell>
        </table:table-row>
        <table:table-row table:style-name="ro1">
          <table:table-cell office:value-type="string" calcext:value-type="string">
            <text:p>Sun Apr 17 15:20:53 2022</text:p>
          </table:table-cell>
          <table:table-cell office:value-type="float" office:value="64" calcext:value-type="float">
            <text:p>64</text:p>
          </table:table-cell>
          <table:table-cell office:value-type="float" office:value="44.317" calcext:value-type="float">
            <text:p>44.32</text:p>
          </table:table-cell>
          <table:table-cell table:formula="of:=4*1024/[.C10]" office:value-type="float" office:value="92.425028769998" calcext:value-type="float">
            <text:p>92.43</text:p>
          </table:table-cell>
        </table:table-row>
        <table:table-row table:style-name="ro1">
          <table:table-cell office:value-type="string" calcext:value-type="string">
            <text:p>Sun Apr 17 15:21:41 2022</text:p>
          </table:table-cell>
          <table:table-cell office:value-type="float" office:value="1" calcext:value-type="float">
            <text:p>1</text:p>
          </table:table-cell>
          <table:table-cell office:value-type="float" office:value="1179.53" calcext:value-type="float">
            <text:p>1,179.53</text:p>
          </table:table-cell>
          <table:table-cell table:formula="of:=4*1024/[.C11]" office:value-type="float" office:value="3.47256958279993" calcext:value-type="float">
            <text:p>3.47</text:p>
          </table:table-cell>
        </table:table-row>
        <table:table-row table:style-name="ro1">
          <table:table-cell office:value-type="string" calcext:value-type="string">
            <text:p>Sun Apr 17 15:41:30 2022</text:p>
          </table:table-cell>
          <table:table-cell office:value-type="float" office:value="25" calcext:value-type="float">
            <text:p>25</text:p>
          </table:table-cell>
          <table:table-cell office:value-type="float" office:value="69.845" calcext:value-type="float">
            <text:p>69.85</text:p>
          </table:table-cell>
          <table:table-cell table:formula="of:=4*1024/[.C12]" office:value-type="float" office:value="58.6441405970363" calcext:value-type="float">
            <text:p>58.64</text:p>
          </table:table-cell>
        </table:table-row>
        <table:table-row table:style-name="ro1">
          <table:table-cell office:value-type="string" calcext:value-type="string">
            <text:p>Sun Apr 17 15:42:48 2022</text:p>
          </table:table-cell>
          <table:table-cell office:value-type="float" office:value="512" calcext:value-type="float">
            <text:p>512</text:p>
          </table:table-cell>
          <table:table-cell office:value-type="float" office:value="39.5958" calcext:value-type="float">
            <text:p>39.60</text:p>
          </table:table-cell>
          <table:table-cell table:formula="of:=4*1024/[.C13]" office:value-type="float" office:value="103.445314907137" calcext:value-type="float">
            <text:p>103.45</text:p>
          </table:table-cell>
        </table:table-row>
        <table:table-row table:style-name="ro1">
          <table:table-cell office:value-type="string" calcext:value-type="string">
            <text:p>Sun Apr 17 15:43:36 2022</text:p>
          </table:table-cell>
          <table:table-cell office:value-type="float" office:value="256" calcext:value-type="float">
            <text:p>256</text:p>
          </table:table-cell>
          <table:table-cell office:value-type="float" office:value="40.1283" calcext:value-type="float">
            <text:p>40.13</text:p>
          </table:table-cell>
          <table:table-cell table:formula="of:=4*1024/[.C14]" office:value-type="float" office:value="102.072602128672" calcext:value-type="float">
            <text:p>102.07</text:p>
          </table:table-cell>
        </table:table-row>
        <table:table-row table:style-name="ro1">
          <table:table-cell office:value-type="string" calcext:value-type="string">
            <text:p>Sun Apr 17 15:44:24 2022</text:p>
          </table:table-cell>
          <table:table-cell office:value-type="float" office:value="25" calcext:value-type="float">
            <text:p>25</text:p>
          </table:table-cell>
          <table:table-cell office:value-type="float" office:value="72.0602" calcext:value-type="float">
            <text:p>72.06</text:p>
          </table:table-cell>
          <table:table-cell table:formula="of:=4*1024/[.C15]" office:value-type="float" office:value="56.8413631935521" calcext:value-type="float">
            <text:p>56.84</text:p>
          </table:table-cell>
        </table:table-row>
        <table:table-row table:style-name="ro1">
          <table:table-cell office:value-type="string" calcext:value-type="string">
            <text:p>Sun Apr 17 15:45:42 2022</text:p>
          </table:table-cell>
          <table:table-cell office:value-type="float" office:value="1" calcext:value-type="float">
            <text:p>1</text:p>
          </table:table-cell>
          <table:table-cell office:value-type="float" office:value="1159.17" calcext:value-type="float">
            <text:p>1,159.17</text:p>
          </table:table-cell>
          <table:table-cell table:formula="of:=4*1024/[.C16]" office:value-type="float" office:value="3.53356280787115" calcext:value-type="float">
            <text:p>3.53</text:p>
          </table:table-cell>
        </table:table-row>
        <table:table-row table:style-name="ro1">
          <table:table-cell office:value-type="string" calcext:value-type="string">
            <text:p>Sun Apr 17 16:05:17 2022</text:p>
          </table:table-cell>
          <table:table-cell office:value-type="float" office:value="512" calcext:value-type="float">
            <text:p>512</text:p>
          </table:table-cell>
          <table:table-cell office:value-type="float" office:value="39.9612" calcext:value-type="float">
            <text:p>39.96</text:p>
          </table:table-cell>
          <table:table-cell table:formula="of:=4*1024/[.C17]" office:value-type="float" office:value="102.499424441708" calcext:value-type="float">
            <text:p>102.50</text:p>
          </table:table-cell>
        </table:table-row>
        <table:table-row table:style-name="ro1">
          <table:table-cell office:value-type="string" calcext:value-type="string">
            <text:p>Sun Apr 17 16:06:05 2022</text:p>
          </table:table-cell>
          <table:table-cell office:value-type="float" office:value="512" calcext:value-type="float">
            <text:p>512</text:p>
          </table:table-cell>
          <table:table-cell office:value-type="float" office:value="39.5634" calcext:value-type="float">
            <text:p>39.56</text:p>
          </table:table-cell>
          <table:table-cell table:formula="of:=4*1024/[.C18]" office:value-type="float" office:value="103.530030280512" calcext:value-type="float">
            <text:p>103.53</text:p>
          </table:table-cell>
        </table:table-row>
        <table:table-row table:style-name="ro1">
          <table:table-cell office:value-type="string" calcext:value-type="string">
            <text:p>Sun Apr 17 16:06:53 2022</text:p>
          </table:table-cell>
          <table:table-cell office:value-type="float" office:value="16" calcext:value-type="float">
            <text:p>16</text:p>
          </table:table-cell>
          <table:table-cell office:value-type="float" office:value="97.6347" calcext:value-type="float">
            <text:p>97.63</text:p>
          </table:table-cell>
          <table:table-cell table:formula="of:=4*1024/[.C19]" office:value-type="float" office:value="41.9522976974375" calcext:value-type="float">
            <text:p>41.95</text:p>
          </table:table-cell>
        </table:table-row>
        <table:table-row table:style-name="ro1">
          <table:table-cell office:value-type="string" calcext:value-type="string">
            <text:p>Sun Apr 17 16:08:41 2022</text:p>
          </table:table-cell>
          <table:table-cell office:value-type="float" office:value="4" calcext:value-type="float">
            <text:p>4</text:p>
          </table:table-cell>
          <table:table-cell office:value-type="float" office:value="298.89" calcext:value-type="float">
            <text:p>298.89</text:p>
          </table:table-cell>
          <table:table-cell table:formula="of:=4*1024/[.C20]" office:value-type="float" office:value="13.7040382749507" calcext:value-type="float">
            <text:p>13.70</text:p>
          </table:table-cell>
        </table:table-row>
        <table:table-row table:style-name="ro1">
          <table:table-cell office:value-type="string" calcext:value-type="string">
            <text:p>Sun Apr 17 16:13:44 2022</text:p>
          </table:table-cell>
          <table:table-cell office:value-type="float" office:value="25" calcext:value-type="float">
            <text:p>25</text:p>
          </table:table-cell>
          <table:table-cell office:value-type="float" office:value="71.4674" calcext:value-type="float">
            <text:p>71.47</text:p>
          </table:table-cell>
          <table:table-cell table:formula="of:=4*1024/[.C21]" office:value-type="float" office:value="57.3128447376006" calcext:value-type="float">
            <text:p>57.31</text:p>
          </table:table-cell>
        </table:table-row>
        <table:table-row table:style-name="ro1">
          <table:table-cell office:value-type="string" calcext:value-type="string">
            <text:p>Sun Apr 17 16:15:03 2022</text:p>
          </table:table-cell>
          <table:table-cell office:value-type="float" office:value="256" calcext:value-type="float">
            <text:p>256</text:p>
          </table:table-cell>
          <table:table-cell office:value-type="float" office:value="39.9803" calcext:value-type="float">
            <text:p>39.98</text:p>
          </table:table-cell>
          <table:table-cell table:formula="of:=4*1024/[.C22]" office:value-type="float" office:value="102.450456849999" calcext:value-type="float">
            <text:p>102.45</text:p>
          </table:table-cell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ivot Table_out_1" table:style-name="ta1">
        <table:table-column table:style-name="co6" table:default-cell-style-name="ce27"/>
        <table:table-column table:style-name="co6" table:default-cell-style-name="ce32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42"/>
        <table:table-row table:style-name="ro1">
          <table:table-cell table:style-name="ce24"/>
          <table:table-cell table:style-name="ce29" office:value-type="string" calcext:value-type="string">
            <text:p>Data</text:p>
          </table:table-cell>
          <table:table-cell table:style-name="ce34" table:number-columns-repeated="3"/>
          <table:table-cell table:style-name="ce39"/>
        </table:table-row>
        <table:table-row table:style-name="ro1">
          <table:table-cell table:style-name="ce25" office:value-type="string" calcext:value-type="string">
            <text:p># of connections</text:p>
          </table:table-cell>
          <table:table-cell table:style-name="ce30" office:value-type="string" calcext:value-type="string">
            <text:p>Average - Throughput (MB/s)</text:p>
          </table:table-cell>
          <table:table-cell table:style-name="ce35" office:value-type="string" calcext:value-type="string">
            <text:p>StDev - Throughput (MB/s)</text:p>
          </table:table-cell>
          <table:table-cell table:style-name="ce35" office:value-type="string" calcext:value-type="string">
            <text:p>Average - Total Time</text:p>
          </table:table-cell>
          <table:table-cell table:style-name="ce35" office:value-type="string" calcext:value-type="string">
            <text:p>StDev - Total Time</text:p>
          </table:table-cell>
          <table:table-cell table:style-name="ce40" office:value-type="string" calcext:value-type="string">
            <text:p>Count - Total Time</text:p>
          </table:table-cell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31" office:value-type="float" office:value="3.56192674562443" calcext:value-type="float">
            <text:p>3.56</text:p>
          </table:table-cell>
          <table:table-cell table:style-name="ce36" office:value-type="float" office:value="0.10641304674278" calcext:value-type="float">
            <text:p>0.11</text:p>
          </table:table-cell>
          <table:table-cell table:style-name="ce36" office:value-type="float" office:value="1150.61666666667" calcext:value-type="float">
            <text:p>1,150.62</text:p>
          </table:table-cell>
          <table:table-cell table:style-name="ce36" office:value-type="float" office:value="34.0065542702186" calcext:value-type="float">
            <text:p>34.01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2447458881376" calcext:value-type="float">
            <text:p>13.24</text:p>
          </table:table-cell>
          <table:table-cell office:value-type="float" office:value="0.659764418576176" calcext:value-type="float">
            <text:p>0.66</text:p>
          </table:table-cell>
          <table:table-cell office:value-type="float" office:value="309.781333333333" calcext:value-type="float">
            <text:p>309.78</text:p>
          </table:table-cell>
          <table:table-cell office:value-type="float" office:value="15.8588416138548" calcext:value-type="float">
            <text:p>15.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.3820178176222" calcext:value-type="float">
            <text:p>41.38</text:p>
          </table:table-cell>
          <table:table-cell office:value-type="float" office:value="0.554665867254333" calcext:value-type="float">
            <text:p>0.55</text:p>
          </table:table-cell>
          <table:table-cell office:value-type="float" office:value="98.9920333333333" calcext:value-type="float">
            <text:p>98.99</text:p>
          </table:table-cell>
          <table:table-cell office:value-type="float" office:value="1.32539677958465" calcext:value-type="float">
            <text:p>1.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.5994495093963" calcext:value-type="float">
            <text:p>57.60</text:p>
          </table:table-cell>
          <table:table-cell office:value-type="float" office:value="0.934937598474022" calcext:value-type="float">
            <text:p>0.93</text:p>
          </table:table-cell>
          <table:table-cell office:value-type="float" office:value="71.1242" calcext:value-type="float">
            <text:p>71.12</text:p>
          </table:table-cell>
          <table:table-cell office:value-type="float" office:value="1.14678569924812" calcext:value-type="float">
            <text:p>1.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2.4799551103117" calcext:value-type="float">
            <text:p>92.48</text:p>
          </table:table-cell>
          <table:table-cell office:value-type="float" office:value="1.19027630123206" calcext:value-type="float">
            <text:p>1.19</text:p>
          </table:table-cell>
          <table:table-cell office:value-type="float" office:value="44.2955666666667" calcext:value-type="float">
            <text:p>44.30</text:p>
          </table:table-cell>
          <table:table-cell office:value-type="float" office:value="0.569652493484697" calcext:value-type="float">
            <text:p>0.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.05838456394" calcext:value-type="float">
            <text:p>102.06</text:p>
          </table:table-cell>
          <table:table-cell office:value-type="float" office:value="0.399370917505912" calcext:value-type="float">
            <text:p>0.40</text:p>
          </table:table-cell>
          <table:table-cell office:value-type="float" office:value="40.1343" calcext:value-type="float">
            <text:p>40.13</text:p>
          </table:table-cell>
          <table:table-cell office:value-type="float" office:value="0.157085963726872" calcext:value-type="float">
            <text:p>0.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8" office:value-type="float" office:value="512" calcext:value-type="float">
            <text:p>512</text:p>
          </table:table-cell>
          <table:table-cell table:style-name="ce33" office:value-type="float" office:value="103.158256543119" calcext:value-type="float">
            <text:p>103.16</text:p>
          </table:table-cell>
          <table:table-cell table:style-name="ce38" office:value-type="float" office:value="0.572135453375107" calcext:value-type="float">
            <text:p>0.57</text:p>
          </table:table-cell>
          <table:table-cell table:style-name="ce38" office:value-type="float" office:value="39.7068" calcext:value-type="float">
            <text:p>39.71</text:p>
          </table:table-cell>
          <table:table-cell table:style-name="ce38" office:value-type="float" office:value="0.220911656550757" calcext:value-type="float">
            <text:p>0.22</text:p>
          </table:table-cell>
          <table:table-cell table:style-name="ce43" office:value-type="float" office:value="3" calcext:value-type="float">
            <text:p>3</text:p>
          </table:table-cell>
        </table:table-row>
      </table:table>
      <table:named-expressions/>
      <table:data-pilot-tables>
        <table:data-pilot-table table:name="DataPilot1" table:application-data="" table:target-range-address="'Pivot Table_out_1'.A1:'Pivot Table_out_1'.F9" table:buttons="'Pivot Table_out_1'.A2 'Pivot Table_out_1'.B1" table:grand-total="none" table:show-filter-button="false">
          <table:source-cell-range table:cell-range-address="out.A1:out.D2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# of connection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4" table:display="true" table:show-details="true"/>
                <table:data-pilot-member table:name="16" table:display="true" table:show-details="true"/>
                <table:data-pilot-member table:name="25" table:display="true" table:show-details="true"/>
                <table:data-pilot-member table:name="64" table:display="true" table:show-details="true"/>
                <table:data-pilot-member table:name="256" table:display="true" table:show-details="true"/>
                <table:data-pilot-member table:name="5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hroughput (MB/s)" table:orientation="data" table:used-hierarchy="0" table:function="average">
            <table:data-pilot-level table:show-empty="false" calcext:repeat-item-labels="false">
              <table:data-pilot-members>
                <table:data-pilot-member table:name="3.47" table:display="true" table:show-details="true"/>
                <table:data-pilot-member table:name="3.53" table:display="true" table:show-details="true"/>
                <table:data-pilot-member table:name="3.68" table:display="true" table:show-details="true"/>
                <table:data-pilot-member table:name="12.49" table:display="true" table:show-details="true"/>
                <table:data-pilot-member table:name="13.54" table:display="true" table:show-details="true"/>
                <table:data-pilot-member table:name="13.70" table:display="true" table:show-details="true"/>
                <table:data-pilot-member table:name="40.84" table:display="true" table:show-details="true"/>
                <table:data-pilot-member table:name="41.35" table:display="true" table:show-details="true"/>
                <table:data-pilot-member table:name="41.95" table:display="true" table:show-details="true"/>
                <table:data-pilot-member table:name="56.84" table:display="true" table:show-details="true"/>
                <table:data-pilot-member table:name="57.31" table:display="true" table:show-details="true"/>
                <table:data-pilot-member table:name="58.64" table:display="true" table:show-details="true"/>
                <table:data-pilot-member table:name="91.32" table:display="true" table:show-details="true"/>
                <table:data-pilot-member table:name="92.43" table:display="true" table:show-details="true"/>
                <table:data-pilot-member table:name="93.70" table:display="true" table:show-details="true"/>
                <table:data-pilot-member table:name="101.65" table:display="true" table:show-details="true"/>
                <table:data-pilot-member table:name="102.07" table:display="true" table:show-details="true"/>
                <table:data-pilot-member table:name="102.45" table:display="true" table:show-details="true"/>
                <table:data-pilot-member table:name="102.50" table:display="true" table:show-details="true"/>
                <table:data-pilot-member table:name="103.45" table:display="true" table:show-details="true"/>
                <table:data-pilot-member table:name="103.5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hroughput (MB/s)" table:orientation="data" table:used-hierarchy="-1" table:function="stdev">
            <table:data-pilot-level calcext:repeat-item-labels="false"/>
          </table:data-pilot-field>
          <table:data-pilot-field table:source-field-name="Total Time" table:orientation="data" table:used-hierarchy="0" table:function="average">
            <table:data-pilot-level table:show-empty="false" calcext:repeat-item-labels="false">
              <table:data-pilot-members>
                <table:data-pilot-member table:name="39.56" table:display="true" table:show-details="true"/>
                <table:data-pilot-member table:name="39.60" table:display="true" table:show-details="true"/>
                <table:data-pilot-member table:name="39.96" table:display="true" table:show-details="true"/>
                <table:data-pilot-member table:name="39.98" table:display="true" table:show-details="true"/>
                <table:data-pilot-member table:name="40.13" table:display="true" table:show-details="true"/>
                <table:data-pilot-member table:name="40.29" table:display="true" table:show-details="true"/>
                <table:data-pilot-member table:name="43.72" table:display="true" table:show-details="true"/>
                <table:data-pilot-member table:name="44.32" table:display="true" table:show-details="true"/>
                <table:data-pilot-member table:name="44.85" table:display="true" table:show-details="true"/>
                <table:data-pilot-member table:name="69.85" table:display="true" table:show-details="true"/>
                <table:data-pilot-member table:name="71.47" table:display="true" table:show-details="true"/>
                <table:data-pilot-member table:name="72.06" table:display="true" table:show-details="true"/>
                <table:data-pilot-member table:name="97.63" table:display="true" table:show-details="true"/>
                <table:data-pilot-member table:name="99.06" table:display="true" table:show-details="true"/>
                <table:data-pilot-member table:name="100.28" table:display="true" table:show-details="true"/>
                <table:data-pilot-member table:name="298.89" table:display="true" table:show-details="true"/>
                <table:data-pilot-member table:name="302.48" table:display="true" table:show-details="true"/>
                <table:data-pilot-member table:name="327.98" table:display="true" table:show-details="true"/>
                <table:data-pilot-member table:name="1,113.15" table:display="true" table:show-details="true"/>
                <table:data-pilot-member table:name="1,159.17" table:display="true" table:show-details="true"/>
                <table:data-pilot-member table:name="1,179.5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-1" table:function="stdev">
            <table:data-pilot-level calcext:repeat-item-labels="false"/>
          </table:data-pilot-field>
          <table:data-pilot-field table:source-field-name="Total Time" table:orientation="data" table:used-hierarchy="-1" table:function="countnums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09:56:45.07341816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4-19T10:03:28.354308420</dc:date>
    <meta:editing-duration>PT10M36S</meta:editing-duration>
    <meta:editing-cycles>2</meta:editing-cycles>
    <meta:generator>LibreOffice/7.2.4.1$MacOSX_X86_64 LibreOffice_project/27d75539669ac387bb498e35313b970b7fe9c4f9</meta:generator>
    <meta:document-statistic meta:table-count="2" meta:cell-count="137" meta:object-count="0"/>
  </office:meta>
</office:document-meta>
</file>